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098cm" draw:z-index="0"><draw:text-box fo:min-height="5.724cm"><text:p text:style-name="P1">[nom_etab] </text:p><text:p text:style-name="P1">[adr_etab.getAdr1] </text:p><text:p text:style-name="P1">[adr_etab.getAdr2;magnet=text:p] </text:p><text:p text:style-name="P1">[adr_etab.getAdr3;magnet=text:p] </text:p><text:p text:style-name="P1">[adr_etab.getAdr4;magnet=text:p] </text:p><text:p text:style-name="P1">[adr_etab.getCp] [adr_etab.getCommune] <text:bookmark-start text:name="__DdeLink__2273_204541176"/></text:p><text:p text:style-name="P1">[adr_etab.getPays;magnet=text:p]<text:bookmark-end text:name="__DdeLink__2273_204541176"/> </text:p><text:p text:style-name="P1"/><text:p text:style-name="P1">[tel_etab;if [val]!='';then 'tel : [val]';magnet=text:p]</text:p><text:p text:style-name="P1">[fax_etab;if [val]!='';then 'fax : [val]';magnet=text:p]</text:p><text:p text:style-name="P1">[mail_etab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]</text:p><text:p text:style-name="P1">[adr.getAdr2;magnet=text:p]</text:p><text:p text:style-name="P1"><text:bookmark-start text:name="__DdeLink__838_14044649753"/><text:bookmark-start text:name="__DdeLink__838_1404464975"/><text:bookmark-start text:name="__DdeLink__1055_1684253896"/>[adr.getAdr3;magnet=text:p]<text:bookmark-end text:name="__DdeLink__838_14044649753"/><text:bookmark-end text:name="__DdeLink__838_1404464975"/><text:bookmark-end text:name="__DdeLink__1055_1684253896"/></text:p><text:p text:style-name="P1"><text:bookmark-start text:name="__DdeLink__1145_1684253896"/>[adr.getAdr4;magnet=text:p]<text:bookmark-end text:name="__DdeLink__1145_1684253896"/></text:p><text:p text:style-name="P1">[adr.getCp] [adr.getCommune]</text:p><text:p text:style-name="P1">[adr.getPays;magnet=text:p]</text:p></draw:text-box></draw:frame></text:p>
      <text:p text:style-name="P2">Le <text:bookmark-start text:name="__DdeLink__766_1424141856"/>[onshow..now;frm=dd/mm/yyyy]<text:bookmark-end text:name="__DdeLink__766_1424141856"/>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] n'a pas assisté au(x) cours : </text:p>
      <text:p text:style-name="P1">[saisies;block=begin;p1=[el_col.getIdEleve]][saisies.getDateDescription] [saisies.getGroupeName;if [val]!='';then 'cours de [val]'] </text:p>
      <text:p text:style-name="P1">[saisies;block=end] 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7-17T09:27:02</dc:date>
    <dc:creator>Josselin Jacquard</dc:creator>
    <meta:editing-duration>PT17H28M44S</meta:editing-duration>
    <meta:editing-cycles>256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74" meta:character-count="1609"/>
  </office:meta>
</office:document-meta>
</file>